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8000000041DD1616DF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97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9.6cm" svg:height="3.6cm" svg:x="1.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8.061cm" svg:height="1.833cm" svg:x="1.839cm" svg:y="2.6cm">
            <draw:image xlink:href="Pictures/100002010000028000000041DD1616DF.tif" xlink:type="simple" xlink:show="embed" xlink:actuate="onLoad">
              <text:p/>
            </draw:image>
          </draw:frame>
          <draw:line draw:style-name="gr3" draw:text-style-name="P1" draw:layer="layout" svg:x1="9.6cm" svg:y1="4.1cm" svg:x2="8.3cm" svg:y2="3.2cm">
            <text:p/>
          </draw:line>
          <draw:line draw:style-name="gr3" draw:text-style-name="P1" draw:layer="layout" svg:x1="9.6cm" svg:y1="4.2cm" svg:x2="4.2cm" svg:y2="3.8cm">
            <text:p/>
          </draw:line>
          <draw:custom-shape draw:style-name="gr4" draw:text-style-name="P1" draw:layer="layout" svg:width="1.9cm" svg:height="0.8cm" svg:x="2.2cm" svg:y="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7.5cm" svg:height="2.326cm" svg:x="9.6cm" svg:y="2.774cm">
            <draw:text-box>
              <text:p><text:span text:style-name="T1">To upload your own list select the 'List' tab and the 'Upload' subtab.</text:span></text:p>
            </draw:text-box>
          </draw:frame>
          <draw:custom-shape draw:style-name="gr4" draw:text-style-name="P1" draw:layer="layout" svg:width="1.9cm" svg:height="0.8cm" svg:x="6.4cm" svg:y="2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10T12:54:54</dc:date>
    <meta:editing-duration>PT23H49M16S</meta:editing-duration>
    <meta:editing-cycles>14</meta:editing-cycles>
    <meta:generator>LibreOffice/3.4$Unix LibreOffice_project/340m1$Build-402</meta:generator>
    <meta:document-statistic meta:object-count="8"/>
  </office:meta>
</office:document-meta>
</file>